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b2060" officeooo:paragraph-rsid="001b2060"/>
    </style:style>
    <style:style style:name="P2" style:family="paragraph" style:parent-style-name="Standard">
      <style:paragraph-properties fo:text-align="center" style:justify-single-word="false"/>
      <style:text-properties officeooo:rsid="001b2060" officeooo:paragraph-rsid="001b2060"/>
    </style:style>
    <style:style style:name="P3" style:family="paragraph" style:parent-style-name="Standard">
      <style:text-properties officeooo:rsid="001b2060" officeooo:paragraph-rsid="001b944e"/>
    </style:style>
    <style:style style:name="P4" style:family="paragraph" style:parent-style-name="Standard">
      <style:text-properties fo:font-style="italic" officeooo:rsid="001b2060" officeooo:paragraph-rsid="001b2060" style:font-style-asian="italic" style:font-style-complex="italic"/>
    </style:style>
    <style:style style:name="P5" style:family="paragraph" style:parent-style-name="Standard">
      <style:text-properties officeooo:rsid="001b944e" officeooo:paragraph-rsid="001b944e"/>
    </style:style>
    <style:style style:name="P6" style:family="paragraph" style:parent-style-name="Standard">
      <style:text-properties officeooo:rsid="001b944e" officeooo:paragraph-rsid="001d0e90"/>
    </style:style>
    <style:style style:name="P7" style:family="paragraph" style:parent-style-name="Standard">
      <style:text-properties officeooo:rsid="001d0e90" officeooo:paragraph-rsid="001d0e90"/>
    </style:style>
    <style:style style:name="P8" style:family="paragraph" style:parent-style-name="Standard">
      <style:text-properties officeooo:rsid="001e53c2" officeooo:paragraph-rsid="001e53c2"/>
    </style:style>
    <style:style style:name="P9" style:family="paragraph" style:parent-style-name="Standard">
      <style:text-properties officeooo:rsid="002006c1" officeooo:paragraph-rsid="002006c1"/>
    </style:style>
    <style:style style:name="T1" style:family="text">
      <style:text-properties officeooo:rsid="001b2060"/>
    </style:style>
    <style:style style:name="T2" style:family="text">
      <style:text-properties style:text-position="super 58%"/>
    </style:style>
    <style:style style:name="T3" style:family="text">
      <style:text-properties officeooo:rsid="001b944e"/>
    </style:style>
    <style:style style:name="T4" style:family="text">
      <style:text-properties officeooo:rsid="001d0e90"/>
    </style:style>
    <style:style style:name="T5" style:family="text">
      <style:text-properties officeooo:rsid="001d298d"/>
    </style:style>
    <style:style style:name="T6" style:family="text">
      <style:text-properties officeooo:rsid="002006c1"/>
    </style:style>
    <style:style style:name="T7" style:family="text">
      <style:text-properties officeooo:rsid="0024e5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losed Natural Numbers<text:line-break/>and The Fundamental Identity</text:p>
      <text:p text:style-name="P2">by Sven Nilsen, 2020</text:p>
      <text:p text:style-name="P1"/>
      <text:p text:style-name="P4">In this paper I show that closed natural numbers is consistent with the fundamental identity.</text:p>
      <text:p text:style-name="P1"/>
      <text:p text:style-name="P1">Closed natural numbers is a stronger axiomatic system built on Peano axioms, where:</text:p>
      <text:p text:style-name="P1"/>
      <text:p text:style-name="P1"><text:tab/>1 + 1 + 1 + … = 0<text:tab/><text:tab/><text:tab/><text:tab/>0 ¬= ∞</text:p>
      <text:p text:style-name="P1"><text:tab/>|closed_nat| = ∞<text:tab/><text:tab/><text:tab/><text:tab/>(∞ : closed_nat) = false</text:p>
      <text:p text:style-name="P1"/>
      <text:p text:style-name="P1">In combinatorics, the fundamental identity is a generating function:</text:p>
      <text:p text:style-name="P1"/>
      <text:p text:style-name="P1"><text:tab/>∑ n ∞ { x<text:span text:style-name="T2">n</text:span> } = 1 / (1 – x)</text:p>
      <text:p text:style-name="P1"/>
      <text:p text:style-name="P1">Setting `x = 1`, the left hand side becomes:</text:p>
      <text:p text:style-name="P1"/>
      <text:p text:style-name="P1"><text:tab/>∑ n ∞ { x<text:span text:style-name="T2">n</text:span> } = 1 + 1 + 1 + …</text:p>
      <text:p text:style-name="P1"/>
      <text:p text:style-name="P1">Setting `x = ∞ + 1`, the right hand side becomes:</text:p>
      <text:p text:style-name="P1"/>
      <text:p text:style-name="P1"><text:tab/>1 / (1 - (∞ + 1)) = 1 / -∞ ~= 0</text:p>
      <text:p text:style-name="P1"/>
      <text:p text:style-name="P3"><text:span text:style-name="T3">If one thinks about `</text:span>∞ <text:span text:style-name="T3">+ a` as “looping around” for every `a`, then the fundamental identity shows:</text:span></text:p>
      <text:p text:style-name="P3"/>
      <text:p text:style-name="P3"><text:tab/><text:span text:style-name="T3">1 + 1 + 1 + … = 0</text:span></text:p>
      <text:p text:style-name="P3"/>
      <text:p text:style-name="P5">This means that closed natural numbers <text:span text:style-name="T6">is </text:span>consistent with <text:span text:style-name="T6">the fundamental identity</text:span>.</text:p>
      <text:p text:style-name="P5"/>
      <text:p text:style-name="P7">One can use this result to interpret the fundamental identity more accurately.</text:p>
      <text:p text:style-name="P5"/>
      <text:p text:style-name="P6">For diverging limits, the <text:span text:style-name="T4">fundamental identity</text:span> can be thought as “looping around” infinity.</text:p>
      <text:p text:style-name="P6">With other words, the equality symbol `=` is interpreted a bit differently than normal.</text:p>
      <text:p text:style-name="P6">For every `x = a` on the left side, the right side is interpreted as `x = <text:span text:style-name="T1">∞ </text:span>+ a`.</text:p>
      <text:p text:style-name="P7">However, as everybody knows, `1 / (1 - (<text:span text:style-name="T1">∞ </text:span>+ a)) ~= 0` for all `a &gt;= 1`. How can this be true?</text:p>
      <text:p text:style-name="P7"/>
      <text:p text:style-name="P7">The answer is that for diverging limits, the fundamental identity encodes information <text:span text:style-name="T6">at</text:span> the infinitesimal level, which is close to `0`, such that when <text:span text:style-name="T5">scaling up this information</text:span>:</text:p>
      <text:p text:style-name="P7"/>
      <text:p text:style-name="P7"><text:tab/><text:span text:style-name="T5">lim y → ∞ { y · </text:span>(1 / (1 <text:span text:style-name="T1">–</text:span> (<text:span text:style-name="T5">y</text:span> + a)) <text:span text:style-name="T5">}</text:span> ~= 1 / (1 – a)</text:p>
      <text:p text:style-name="P7"/>
      <text:p text:style-name="P8">When setting `a = 1`, <text:span text:style-name="T6">the information </text:span>`<text:span text:style-name="T4">(1 / (1 – (y + a))</text:span>` becomes undecidable when scaled up.</text:p>
      <text:p text:style-name="P8">However, <text:span text:style-name="T6">undecidable means that</text:span> one can <text:span text:style-name="T6">decide this instead using</text:span> the “looping around” trick:</text:p>
      <text:p text:style-name="P8"/>
      <text:p text:style-name="P9">The left side is interpreted with `x = 1`, the right side `x = <text:span text:style-name="T1">∞ </text:span>+ 1`, therefore `1 + 1 + 1 + … = 0`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4-13T11:22:33.117249000</meta:creation-date>
    <dc:date>2025-09-21T23:17:19.684156154</dc:date>
    <meta:editing-duration>PT7H39M21S</meta:editing-duration>
    <meta:editing-cycles>4</meta:editing-cycles>
    <meta:generator>LibreOffice/7.2.2.2$MacOSX_X86_64 LibreOffice_project/02b2acce88a210515b4a5bb2e46cbfb63fe97d56</meta:generator>
    <meta:document-statistic meta:table-count="0" meta:image-count="0" meta:object-count="0" meta:page-count="1" meta:paragraph-count="25" meta:word-count="353" meta:character-count="1719" meta:non-whitespace-character-count="1374"/>
  </office:meta>
</office:document-meta>
</file>